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none" fo:min-height="7.2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1cm"/>
    </style:style>
    <style:style style:name="gr5" style:family="graphic" style:parent-style-name="standard">
      <style:graphic-properties draw:stroke="none" svg:stroke-color="#000000" draw:fill="none" draw:fill-color="#ffffff" fo:min-height="0.453cm"/>
    </style:style>
    <style:style style:name="P1" style:family="paragraph">
      <style:paragraph-properties fo:margin-left="0cm" fo:margin-right="0cm" fo:text-indent="0cm"/>
      <style:text-properties fo:font-size="9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0pt" fo:font-weight="bold"/>
    </style:style>
    <style:style style:name="T1" style:family="text">
      <style:text-properties fo:font-size="9pt"/>
    </style:style>
    <style:style style:name="T2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121cm" svg:height="7.5cm" svg:x="0.419cm" svg:y="4.351cm">
          <draw:text-box>
            <text:p text:style-name="P1"><text:span text:style-name="T1">&lt;?xml version="1.0" encoding="UTF-8"?&gt;</text:span></text:p>
            <text:p text:style-name="P1"><text:span text:style-name="T1">&lt;xena&gt;</text:span></text:p>
            <text:p text:style-name="P1"><text:span text:style-name="T1"><text:tab/></text:span><text:span text:style-name="T1">&lt;meta_data&gt;</text:span></text:p>
            <text:p text:style-name="P1"><text:span text:style-name="T1"><text:tab/></text:span><text:span text:style-name="T1"><text:tab/></text:span><text:span text:style-name="T1">&lt;meta_data_wrapper_name&gt;Default Package Wrapper&lt;/meta_data_wrapper_name&gt;</text:span></text:p>
            <text:p text:style-name="P1"><text:span text:style-name="T1"><text:tab/></text:span><text:span text:style-name="T1"><text:tab/></text:span><text:span text:style-name="T1">&lt;normaliser_name&gt;au.gov.naa.digipres.xena.plugin.plaintext.PlainTextToXenaPlainTextNormaliser&lt;/normaliser_name&gt;</text:span></text:p>
            <text:p text:style-name="P1"><text:span text:style-name="T1"><text:tab/></text:span><text:span text:style-name="T1"><text:tab/></text:span><text:span text:style-name="T1">&lt;input_source_uri&gt;file:/xena_data/source/simple.txt&lt;/input_source_uri&gt;</text:span></text:p>
            <text:p text:style-name="P1"><text:span text:style-name="T1"><text:tab/></text:span><text:span text:style-name="T1">&lt;/meta_data&gt;</text:span></text:p>
            <text:p text:style-name="P1"><text:span text:style-name="T1"><text:tab/></text:span><text:span text:style-name="T1">&lt;content&gt;</text:span></text:p>
            <text:p text:style-name="P1"><text:span text:style-name="T1"><text:tab/></text:span><text:span text:style-name="T1"><text:tab/></text:span><text:span text:style-name="T1">&lt;plaintext:plaintext xmlns:plaintext="http://preservation.naa.gov.au/plaintext/1.0" tabsize="8"&gt;</text:span></text:p>
            <text:p text:style-name="P1"><text:span text:style-name="T1"><text:tab/></text:span><text:span text:style-name="T1"><text:tab/></text:span><text:span text:style-name="T1"><text:tab/></text:span><text:span text:style-name="T1">&lt;plaintext:line xml:space="preserve"&gt;This file is simple.txt - a simple text file.&lt;/plaintext:line&gt;</text:span></text:p>
            <text:p text:style-name="P1"><text:span text:style-name="T1"><text:tab/></text:span><text:span text:style-name="T1"><text:tab/></text:span><text:span text:style-name="T1"><text:tab/></text:span><text:span text:style-name="T1">&lt;plaintext:line xml:space="preserve"&gt;The cat sat on the mat.&lt;/plaintext:line&gt;</text:span></text:p>
            <text:p text:style-name="P1"><text:span text:style-name="T1"><text:tab/></text:span><text:span text:style-name="T1"><text:tab/></text:span><text:span text:style-name="T1"><text:tab/></text:span><text:span text:style-name="T1">&lt;plaintext:line xml:space="preserve"/&gt;</text:span></text:p>
            <text:p text:style-name="P1"><text:span text:style-name="T1"><text:tab/></text:span><text:span text:style-name="T1"><text:tab/></text:span><text:span text:style-name="T1"><text:tab/></text:span><text:span text:style-name="T1">&lt;plaintext:line xml:space="preserve"&gt;The quick brown fox jumps over the lazy dog.&lt;/plaintext:line&gt;</text:span></text:p>
            <text:p text:style-name="P1"><text:span text:style-name="T1"><text:tab/></text:span><text:span text:style-name="T1"><text:tab/></text:span><text:span text:style-name="T1"><text:tab/></text:span><text:span text:style-name="T1">&lt;plaintext:line xml:space="preserve"&gt;This is the last line of text.&lt;/plaintext:line&gt;</text:span></text:p>
            <text:p text:style-name="P1"><text:span text:style-name="T1"><text:tab/></text:span><text:span text:style-name="T1"><text:tab/></text:span><text:span text:style-name="T1">&lt;/plaintext:plaintext&gt;</text:span></text:p>
            <text:p text:style-name="P1"><text:span text:style-name="T1"><text:tab/></text:span><text:span text:style-name="T1">&lt;/content&gt;</text:span></text:p>
            <text:p text:style-name="P1"><text:span text:style-name="T1">&lt;/xena&gt;</text:span></text:p>
          </draw:text-box>
        </draw:frame>
        <draw:custom-shape draw:style-name="gr2" draw:text-style-name="P2" draw:layer="layout" svg:width="15.422cm" svg:height="2.552cm" svg:x="2.997cm" svg:y="7.23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097cm" svg:y1="13.464cm" svg:x2="4.097cm" svg:y2="9.811cm">
          <text:p/>
        </draw:line>
        <draw:frame draw:style-name="gr4" draw:text-style-name="P3" draw:layer="layout" svg:width="13.159cm" svg:height="1.101cm" svg:x="1.405cm" svg:y="13.651cm">
          <draw:text-box>
            <text:p text:style-name="P3"><text:span text:style-name="T2">CONTENT DIVERTED BY META DATA VIEWER TO PLAIN TEXT VIEWER</text:span></text:p>
          </draw:text-box>
        </draw:frame>
        <draw:line draw:style-name="gr3" draw:text-style-name="P2" draw:layer="layout" svg:x1="4.94cm" svg:y1="2.225cm" svg:x2="4.94cm" svg:y2="4.332cm">
          <text:p/>
        </draw:line>
        <draw:frame draw:style-name="gr5" draw:text-style-name="P3" draw:layer="layout" svg:width="12.363cm" svg:height="1.063cm" svg:x="1.217cm" svg:y="1.334cm">
          <draw:text-box>
            <text:p text:style-name="P3"><text:span text:style-name="T2">OUTER XML HANDLED BY APPROPRIATE META DATA VIEWER</text:span></text:p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351cm" fo:margin-bottom="0.381cm" fo:margin-left="0.419cm" fo:margin-right="0.46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Andrew Keeling</meta:initial-creator>
    <meta:creation-date>2006-06-23T12:10:33</meta:creation-date>
    <dc:creator>Andrew Keeling</dc:creator>
    <dc:date>2006-06-23T16:44:37</dc:date>
    <dc:language>en-AU</dc:language>
    <meta:editing-cycles>3</meta:editing-cycles>
    <meta:editing-duration>PT4H34M3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